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style-name="ce1" office:value-type="string" calcext:value-type="string">
            <text:p>Actions \ Roles</text:p>
          </table:table-cell>
          <table:table-cell table:style-name="ce2" office:value-type="string" calcext:value-type="string">
            <text:p>Drive_Admin</text:p>
          </table:table-cell>
          <table:table-cell table:style-name="ce2" office:value-type="string" calcext:value-type="string">
            <text:p>Drive_Writer</text:p>
          </table:table-cell>
          <table:table-cell table:style-name="ce2" office:value-type="string" calcext:value-type="string">
            <text:p>Drive_reader</text:p>
          </table:table-cell>
          <table:table-cell table:style-name="ce2"/>
          <table:table-cell table:style-name="ce2" office:value-type="string" calcext:value-type="string">
            <text:p>WG_ADMIN</text:p>
          </table:table-cell>
          <table:table-cell table:style-name="ce2" office:value-type="string" calcext:value-type="string">
            <text:p>WG_WRITER</text:p>
          </table:table-cell>
          <table:table-cell table:style-name="ce2" office:value-type="string" calcext:value-type="string">
            <text:p>WG_Contributor</text:p>
          </table:table-cell>
          <table:table-cell table:style-name="ce2" office:value-type="string" calcext:value-type="string">
            <text:p>WG_Reader</text:p>
          </table:table-cell>
        </table:table-row>
        <table:table-row table:style-name="ro1">
          <table:table-cell office:value-type="string" calcext:value-type="string">
            <text:p>Add member to the DRIVE</text:p>
          </table:table-cell>
          <table:table-cell table:style-name="ce3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date member on the DRIVE</text:p>
          </table:table-cell>
          <table:table-cell table:style-name="ce3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 Member on the DRIVE </text:p>
          </table:table-cell>
          <table:table-cell table:style-name="ce3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 member of the DRIV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 The Drive.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 the Drive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D a workgroup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 a Workgrou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lete a Workgroup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member to the Workgroup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LETE Member on the Workgroup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Update member on the Workgro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Upload Document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ee the documents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LETE a document</text:p>
          </table:table-cell>
          <table:table-cell table:style-name="Default"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wnload a document</text:p>
          </table:table-cell>
          <table:table-cell table:style-name="Default" table:number-columns-repeated="4"/>
          <table:table-cell table:number-columns-repeated="4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6:38:24.469159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58:32.695472733</meta:creation-date>
    <dc:date>2018-10-24T16:10:55.924421412</dc:date>
    <meta:editing-duration>PT1M12S</meta:editing-duration>
    <meta:editing-cycles>1</meta:editing-cycles>
    <meta:generator>LibreOffice/6.0.7.3$Linux_X86_64 LibreOffice_project/00m0$Build-3</meta:generator>
    <meta:document-statistic meta:table-count="1" meta:cell-count="67" meta:object-count="0"/>
  </office:meta>
</office:document-meta>
</file>